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Pictures/100000000000005E0000005EADF6B35C.png" manifest:media-type="image/png"/>
  <manifest:file-entry manifest:full-path="Pictures/100000000000005E0000005ED4BFF4E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7cm" fo:min-width="24.208cm"/>
    </style:style>
    <style:style style:name="gr4" style:family="graphic" style:parent-style-name="standard">
      <style:graphic-properties draw:stroke="none" svg:stroke-color="#000000" draw:fill="bitmap" draw:fill-color="#ffffff" draw:fill-image-name="Sky" draw:textarea-horizontal-align="left" draw:auto-grow-height="true" draw:auto-grow-width="true" fo:min-height="8.835cm" fo:min-width="24.771cm"/>
    </style:style>
    <style:style style:name="gr5" style:family="graphic" style:parent-style-name="standard">
      <style:graphic-properties draw:stroke="none" svg:stroke-color="#000000" draw:fill="bitmap" draw:fill-color="#ffffff" draw:fill-image-name="Sky" draw:textarea-horizontal-align="left" draw:auto-grow-height="true" draw:auto-grow-width="true" fo:min-height="15.145cm" fo:min-width="24.771cm"/>
    </style:style>
    <style:style style:name="gr6" style:family="graphic" style:parent-style-name="standard">
      <style:graphic-properties draw:stroke="none" svg:stroke-color="#000000" draw:fill="bitmap" draw:fill-color="#ffffff" draw:fill-image-name="Sky" draw:textarea-horizontal-align="left" draw:auto-grow-height="true" draw:auto-grow-width="true" fo:min-height="15.776cm" fo:min-width="24.771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fill="bitmap" draw:fill-image-name="Marble" draw:fill-image-width="0cm" draw:fill-image-height="0cm" fo:min-height="5.559cm"/>
    </style:style>
    <style:style style:name="pr7" style:family="presentation" style:parent-style-name="Default-outline1">
      <style:graphic-properties fo:min-height="5.559cm"/>
    </style:style>
    <style:style style:name="pr8" style:family="presentation" style:parent-style-name="Default-subtitle">
      <style:graphic-properties draw:fill-color="#ffffff" fo:min-height="16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font-name="Arial1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paragraph-properties fo:margin-top="0cm" fo:margin-bottom="0cm"/>
    </style:style>
    <style:style style:name="P7" style:family="paragraph">
      <style:paragraph-properties fo:margin-top="0cm" fo:margin-bottom="0cm"/>
      <style:text-properties style:font-name="Courier" fo:font-size="20pt" style:font-size-asian="20pt" style:font-size-complex="20pt"/>
    </style:style>
    <style:style style:name="P8" style:family="paragraph">
      <style:paragraph-properties fo:margin-top="0.205cm" fo:margin-bottom="0.205cm"/>
    </style:style>
    <style:style style:name="P9" style:family="paragraph">
      <style:paragraph-properties fo:margin-top="0.205cm" fo:margin-bottom="0.205cm"/>
      <style:text-properties style:font-name="Arial1" fo:font-size="20pt" style:font-size-asian="20pt" style:font-size-complex="2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paragraph-properties fo:margin-top="0cm" fo:margin-bottom="0cm"/>
      <style:text-properties fo:font-size="22pt" style:font-size-asian="22pt" style:font-size-complex="22pt"/>
    </style:style>
    <style:style style:name="P12" style:family="paragraph">
      <style:text-properties fo:font-size="20pt"/>
    </style:style>
    <style:style style:name="P13" style:family="paragraph">
      <style:text-properties style:font-name="Courier" fo:font-size="18pt" style:font-size-asian="18pt" style:font-size-complex="18pt"/>
    </style:style>
    <style:style style:name="P14" style:family="paragraph">
      <style:text-properties style:font-name="Courier"/>
    </style:style>
    <style:style style:name="T1" style:family="text">
      <style:text-properties style:font-name="Arial1"/>
    </style:style>
    <style:style style:name="T2" style:family="text">
      <style:text-properties style:font-name="Arial1"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-33% 58%"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-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33% 58%" fo:font-size="22pt" style:font-size-asian="22pt" style:font-size-complex="22pt"/>
    </style:style>
    <style:style style:name="T9" style:family="text">
      <style:text-properties style:text-position="-33% 58%"/>
    </style:style>
    <style:style style:name="T10" style:family="text">
      <style:text-properties style:font-name="Courier" fo:font-size="20pt" style:font-size-asian="20pt" style:font-size-complex="20pt"/>
    </style:style>
    <style:style style:name="T11" style:family="text">
      <style:text-properties style:font-name="Arial1" fo:font-size="20pt" style:font-size-asian="20pt" style:font-size-complex="20pt"/>
    </style:style>
    <style:style style:name="T12" style:family="text">
      <style:text-properties style:text-position="-33% 58%" style:font-name="Arial1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text-position="sub 58%" fo:font-size="20pt" style:font-size-asian="20pt" style:font-size-complex="20pt"/>
    </style:style>
    <style:style style:name="T15" style:family="text">
      <style:text-properties style:font-name="Courier" fo:font-size="18pt" style:font-size-asian="18pt" style:font-size-complex="18pt"/>
    </style:style>
    <style:style style:name="T16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Kane's Method:</text:span></text:p>
            <text:p text:style-name="P1"><text:span text:style-name="T1">Finding Constraint Equations</text:span></text:p>
            <text:p text:style-name="P1"><text:span text:style-name="T1"/></text:p>
            <text:p text:style-name="P1"><text:span text:style-name="T2">Eric Stoneking</text:span></text:p>
            <text:p text:style-name="P1"><text:span text:style-name="T2">Nov 201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ne's Equation</text:p>
          </draw:text-box>
        </draw:frame>
        <draw:frame draw:style-name="gr2" draw:text-style-name="P3" draw:layer="layout" svg:width="19.769cm" svg:height="9.735cm" svg:x="2.197cm" svg:y="6.09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igid Bodies and Joint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A system of rigid bodies has a total of 6N</text:span><text:span text:style-name="T4">b</text:span><text:span text:style-name="T3"> DOF</text:span></text:p>
              </text:list-item>
              <text:list-item>
                <text:p><text:span text:style-name="T3">Assign 6DOF to the root body</text:span></text:p>
              </text:list-item>
              <text:list-item>
                <text:p><text:span text:style-name="T3">Examine each joint</text:span></text:p>
                <text:list>
                  <text:list-item>
                    <text:p><text:span text:style-name="T3">The outer body motion is dictated by the inner body motion and the joint DOFs</text:span></text:p>
                  </text:list-item>
                </text:list>
              </text:list-item>
              <text:list-item>
                <text:p><text:span text:style-name="T3">A joint introduces 0-6 constraints (typically 1-5)</text:span></text:p>
                <text:list>
                  <text:list-item>
                    <text:p><text:span text:style-name="T3">Example: a simple hinge introduces 3 translational constraints and 2 rotational constraints, leaving 1 DOF</text:span></text:p>
                  </text:list-item>
                </text:list>
              </text:list-item>
              <text:list-item>
                <text:p><text:span text:style-name="T3">So each of the 6N</text:span><text:span text:style-name="T4">b</text:span><text:span text:style-name="T3"> potential DOFs either becomes a DOF or a constraint: N</text:span><text:span text:style-name="T4">u</text:span><text:span text:style-name="T3"> + N</text:span><text:span text:style-name="T4">c</text:span><text:span text:style-name="T3"> = 6N</text:span><text:span text:style-name="T4">b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Doing It the Hard Way</text:p>
          </draw:text-box>
        </draw:frame>
        <draw:frame presentation:style-name="pr4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Typical Newton-Euler formulations (ref Haug, etc) adjoin the constraint equations to the equations of motion and solve them together</text:span></text:p>
              </text:list-item>
              <text:list-item>
                <text:p><text:span text:style-name="T5">Introduces constraint forces (and torques) as additional unknowns to be solved for</text:span></text:p>
                <text:list>
                  <text:list-item>
                    <text:p><text:span text:style-name="T5">These are obtained “for free”, in the sense that you have no choice but to obtain them </text:span></text:p>
                  </text:list-item>
                </text:list>
              </text:list-item>
              <text:list-item>
                <text:p><text:span text:style-name="T5">Size of system to be solved is then 6N</text:span><text:span text:style-name="T6">b</text:span><text:span text:style-name="T5">+N</text:span><text:span text:style-name="T6">c</text:span><text:span text:style-name="T7"> </text:span></text:p>
                <text:list>
                  <text:list-item>
                    <text:p><text:span text:style-name="T7">Solution time grows like (6N</text:span><text:span text:style-name="T6">b</text:span><text:span text:style-name="T7">+N</text:span><text:span text:style-name="T6">c</text:span><text:span text:style-name="T7">)</text:span><text:span text:style-name="T8">3</text:span></text:p>
                  </text:list-item>
                </text:list>
              </text:list-item>
              <text:list-item>
                <text:p><text:span text:style-name="T7">Due to roundoff, constraints may not be perfectly satisfied</text:span></text:p>
                <text:list>
                  <text:list-item>
                    <text:p><text:span text:style-name="T7">This can also degrade the accuracy of the overall solu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ne's Method is Faster <text:line-break/>and More Accurate</text:p>
          </draw:text-box>
        </draw:frame>
        <draw:frame presentation:style-name="pr4" draw:text-style-name="P5" draw:layer="layout" svg:width="25.199cm" svg:height="12.179cm" svg:x="1.037cm" svg:y="5.06cm" presentation:class="outline" presentation:user-transformed="true">
          <draw:text-box>
            <text:list text:style-name="L2">
              <text:list-item>
                <text:p><text:span text:style-name="T5">Constraints are identically satisfied</text:span></text:p>
                <text:list>
                  <text:list-item>
                    <text:p><text:span text:style-name="T5">Numerical issues related to augmented systems are avoided entirely</text:span></text:p>
                  </text:list-item>
                </text:list>
              </text:list-item>
              <text:list-item>
                <text:p><text:span text:style-name="T5">Size of system to solve is 6N</text:span><text:span text:style-name="T6">b</text:span><text:span text:style-name="T5">-N</text:span><text:span text:style-name="T6">c</text:span><text:span text:style-name="T5"> </text:span></text:p>
                <text:list>
                  <text:list-item>
                    <text:p><text:span text:style-name="T5">Solution time grows like (6N</text:span><text:span text:style-name="T6">b</text:span><text:span text:style-name="T5">-N</text:span><text:span text:style-name="T6">c</text:span><text:span text:style-name="T5">)</text:span><text:span text:style-name="T8">3</text:span></text:p>
                    <text:list>
                      <text:list-item>
                        <text:p><text:span text:style-name="T5">Example: N</text:span><text:span text:style-name="T6">b</text:span><text:span text:style-name="T5"> = 2, N</text:span><text:span text:style-name="T6">c</text:span><text:span text:style-name="T5"> = 5 (a 1DOF hinge)</text:span></text:p>
                        <text:list>
                          <text:list-item>
                            <text:p><text:span text:style-name="T5">6N</text:span><text:span text:style-name="T6">b</text:span><text:span text:style-name="T5">+N</text:span><text:span text:style-name="T6">c</text:span><text:span text:style-name="T5"> = 17, 6N</text:span><text:span text:style-name="T6">b</text:span><text:span text:style-name="T5">-N</text:span><text:span text:style-name="T6">c</text:span><text:span text:style-name="T5"> = 7</text:span></text:p>
                          </text:list-item>
                          <text:list-item>
                            <text:p><text:span text:style-name="T5">7</text:span><text:span text:style-name="T8">3</text:span><text:span text:style-name="T5">/17</text:span><text:span text:style-name="T8">3</text:span><text:span text:style-name="T5"> = 0.07</text:span></text:p>
                          </text:list-item>
                        </text:list>
                      </text:list-item>
                      <text:list-item>
                        <text:p><text:span text:style-name="T5">So Kane's Method is much faster</text:span></text:p>
                      </text:list-item>
                    </text:list>
                  </text:list-item>
                  <text:list-item>
                    <text:p><text:span text:style-name="T5">This system is solved 4x per time step for RK4</text:span></text:p>
                  </text:list-item>
                </text:list>
              </text:list-item>
              <text:list-item>
                <text:p><text:span text:style-name="T5">Computation of constraint forces/torques is optional, not compulsory</text:span></text:p>
                <text:list>
                  <text:list-item>
                    <text:p><text:span text:style-name="T5">1x per time step (not 4x), and with no matrix invers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ssigning DOFs and Constrai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very system starts out with 6N<text:span text:style-name="T9">b</text:span> potential DOFs</text:p>
              </text:list-item>
              <text:list-item>
                <text:p>Give the root body (B<text:span text:style-name="T9">1</text:span>) 6 DOFs</text:p>
              </text:list-item>
              <text:list-item>
                <text:p>Examine each joint in turn</text:p>
                <text:list>
                  <text:list-item>
                    <text:p>Assign each potential DOF to an actual DOF or a constraint</text:p>
                  </text:list-item>
                  <text:list-item>
                    <text:p>For a tree topology, all potential DOFs will be accounted for</text:p>
                    <text:list>
                      <text:list-item>
                        <text:p>Non-tree topologies are a topic for another da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An Example Joint Definition</text:p>
          </draw:text-box>
        </draw:frame>
        <draw:frame presentation:style-name="pr6" draw:text-style-name="P7" draw:layer="layout" svg:width="25.199cm" svg:height="2.452cm" svg:x="1.239cm" svg:y="4.877cm" presentation:class="outline" presentation:user-transformed="true">
          <draw:text-box>
            <text:p text:style-name="P6"><text:span text:style-name="T10">0 1 <text:s text:c="20"/>! Inner, outer body indices</text:span></text:p>
            <text:p text:style-name="P6"><text:span text:style-name="T10">1 <text:s text:c="2"/>213 <text:s text:c="2"/>GIMBAL <text:s text:c="7"/>! RotDOF, Seq, GIMBAL or SPHERICAL</text:span></text:p>
            <text:p text:style-name="P6"><text:span text:style-name="T10">0 <text:s text:c="2"/>123 <text:s text:c="16"/>! TrnDOF, Seq</text:span></text:p>
            <text:p text:style-name="P6"><text:span text:style-name="T10"/></text:p>
          </draw:text-box>
        </draw:frame>
        <draw:frame presentation:style-name="pr7" draw:layer="layout" svg:width="25.199cm" svg:height="8.703cm" svg:x="1.4cm" svg:y="8.382cm" presentation:class="outline" presentation:user-transformed="true">
          <draw:text-box>
            <text:list text:style-name="L2">
              <text:list-item>
                <text:p>Identify number of rotational, translational DOFs</text:p>
              </text:list-item>
              <text:list-item>
                <text:p>Give 3-element sequences in all cases</text:p>
                <text:list>
                  <text:list-item>
                    <text:p>Ex: Rotational axis 2 is free, and axes 1 and 3 are constrained (in that order!)</text:p>
                  </text:list-item>
                </text:list>
              </text:list-item>
              <text:list-item>
                <text:p>Spherical joints are distinguished from 3-DOF gimbal joints by additional keywor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heory</text:p>
          </draw:text-box>
        </draw:frame>
        <draw:frame draw:style-name="gr2" draw:text-style-name="P3" draw:layer="layout" svg:width="1.999cm" svg:height="0.999cm" svg:x="13.093cm" svg:y="10.10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24.925cm" svg:height="12.425cm" svg:x="2.54cm" svg:y="6.3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draw:frame presentation:style-name="pr5" draw:layer="layout" svg:width="25.199cm" svg:height="3.506cm" svg:x="1.4cm" svg:y="0.837cm" presentation:class="title">
          <draw:text-box>
            <text:p>Equations of Motion</text:p>
          </draw:text-box>
        </draw:frame>
        <draw:frame draw:style-name="gr2" draw:layer="layout" svg:width="20.998cm" svg:height="7.511cm" svg:x="1.217cm" svg:y="4.511cm" presentation:class="object" presentation:user-transformed="true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9" draw:layer="layout" svg:width="24.708cm" svg:height="4.167cm" svg:x="1.132cm" svg:y="13.592cm">
          <draw:text-box>
            <text:list text:style-name="L1">
              <text:list-item>
                <text:p text:style-name="P8"><text:span text:style-name="T11">An N</text:span><text:span text:style-name="T12">u</text:span><text:span text:style-name="T11"> x N</text:span><text:span text:style-name="T12">u</text:span><text:span text:style-name="T11"> system of equations to solve by Gaussian elimination (or similar)</text:span></text:p>
              </text:list-item>
              <text:list-item>
                <text:p text:style-name="P8"><text:span text:style-name="T11">Propagate using RK4</text:span></text:p>
                <text:list>
                  <text:list-item>
                    <text:p text:style-name="P8"><text:span text:style-name="T11">Requires system to be solved four times per timestep</text:span></text:p>
                  </text:list-item>
                </text:list>
              </text:list-item>
              <text:list-item>
                <text:p text:style-name="P8"><text:span text:style-name="T11">If constraints are unwanted, this gives the complete solu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quations of Constraint</text:p>
          </draw:text-box>
        </draw:frame>
        <draw:frame presentation:style-name="pr4" draw:text-style-name="P10" draw:layer="layout" svg:width="25.199cm" svg:height="7.112cm" svg:x="1.217cm" svg:y="10.338cm" presentation:class="outline" presentation:user-transformed="true">
          <draw:text-box>
            <text:list text:style-name="L2">
              <text:list-item>
                <text:p><text:span text:style-name="T13">The generalized constraint force vector c has N</text:span><text:span text:style-name="T14">c</text:span><text:span text:style-name="T13"> elements</text:span></text:p>
              </text:list-item>
              <text:list-item>
                <text:p><text:span text:style-name="T13">All terms on RHS are known from solution of equations of motion</text:span></text:p>
              </text:list-item>
              <text:list-item>
                <text:p><text:span text:style-name="T13">No simultaneous solution needed (no matrix inverse!)</text:span></text:p>
                <text:list>
                  <text:list-item>
                    <text:p><text:span text:style-name="T13">Simply matrix multiplication and addition</text:span></text:p>
                  </text:list-item>
                </text:list>
              </text:list-item>
              <text:list-item>
                <text:p><text:span text:style-name="T13">Evaluated once per timestep (not four times, as would be if it were solved along with equations of motion)</text:span></text:p>
              </text:list-item>
              <text:list-item>
                <text:p><text:span text:style-name="T13">Completely optional</text:span></text:p>
                <text:list>
                  <text:list-item>
                    <text:p><text:span text:style-name="T13">Find all, some, or none as desired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999cm" svg:height="0.999cm" svg:x="13.093cm" svg:y="10.10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3" draw:layer="layout" svg:width="24.416cm" svg:height="5.241cm" svg:x="1.336cm" svg:y="4.45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 text:style-name="P6"><text:span text:style-name="T5">Kane's method provides a straightforward way to obtain constraint forces and torques</text:span></text:p>
              </text:list-item>
              <text:list-item>
                <text:p text:style-name="P6"><text:span text:style-name="T5">Accuracy of equations of motion is not compromised as happens when EOM are augmented with constraint equations</text:span></text:p>
              </text:list-item>
              <text:list-item>
                <text:p text:style-name="P6"><text:span text:style-name="T5">Computational complexity of Kane's method is much less than for augmented formulation</text:span></text:p>
              </text:list-item>
              <text:list-item>
                <text:p text:style-name="P6"><text:span text:style-name="T5">Addition of constraint equations is much less burdensome by using Kane's method</text:span></text:p>
                <text:list>
                  <text:list-item>
                    <text:p text:style-name="P6"><text:span text:style-name="T5">Constraint equations do not “perturb” equations of motion</text:span></text:p>
                  </text:list-item>
                  <text:list-item>
                    <text:p text:style-name="P6"><text:span text:style-name="T5">No matrix inversion</text:span></text:p>
                  </text:list-item>
                  <text:list-item>
                    <text:p text:style-name="P6"><text:span text:style-name="T5">Solve once per timestep, not four times (for RK4)</text:span></text:p>
                  </text:list-item>
                  <text:list-item>
                    <text:p text:style-name="P6"><text:span text:style-name="T5">Can restrict attention to those constraints of intere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8" draw:layer="layout" svg:width="25.199cm" svg:height="16.255cm" svg:x="1.4cm" svg:y="0.837cm" presentation:class="subtitle">
          <draw:text-box>
            <text:p>Appendix:</text:p>
            <text:p>Example from OSIRIS-REX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Example from OSIRIS-REX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o study the dynamics of the Touch-And-Go (TAG) maneuver, we built a model of O-Rex in 42 with:</text:span></text:p>
                <text:list>
                  <text:list-item>
                    <text:p><text:span text:style-name="T3">Main Body: 6 DOF</text:span></text:p>
                  </text:list-item>
                  <text:list-item>
                    <text:p><text:span text:style-name="T3">Shoulder and Elbow Joints: All DOF constrained</text:span></text:p>
                    <text:list>
                      <text:list-item>
                        <text:p><text:span text:style-name="T3">To find constraint forces and torques</text:span></text:p>
                      </text:list-item>
                    </text:list>
                  </text:list-item>
                  <text:list-item>
                    <text:p><text:span text:style-name="T3">Pogo Joint: 1DOF Translation</text:span></text:p>
                  </text:list-item>
                  <text:list-item>
                    <text:p><text:span text:style-name="T3">Wrist: 2DOF Gimballed</text:span></text:p>
                  </text:list-item>
                </text:list>
              </text:list-item>
              <text:list-item>
                <text:p><text:span text:style-name="T3">Following slides show part of output file Tree00.42</text:span></text:p>
                <text:list>
                  <text:list-item>
                    <text:p><text:span text:style-name="T3">Documents partition of potential DOFs into DOFs and constrai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Main Body has 6DOF</text:p>
          </draw:text-box>
        </draw:frame>
        <draw:frame draw:style-name="gr4" draw:text-style-name="P13" draw:layer="layout" svg:width="25.271cm" svg:height="9.085cm" svg:x="1.218cm" svg:y="6.912cm">
          <draw:text-box>
            <text:p><text:span text:style-name="T15">*****************************************************************</text:span></text:p>
            <text:p><text:span text:style-name="T15">Body 00: <text:s text:c="2"/>RotSeq = 123 <text:s text:c="2"/>TrnSeq = 123</text:span></text:p>
            <text:p><text:span text:style-name="T15"><text:s text:c="32"/></text:span><text:span text:style-name="T15">Col in <text:s text:c="2"/>Col in <text:s text:c="6"/>Col in</text:span></text:p>
            <text:p><text:span text:style-name="T15">Axis <text:s text:c="5"/>F/C <text:s text:c="3"/>u[] <text:s/>x[] <text:s text:c="6"/>u00.42 <text:s text:c="2"/>x00.42 <text:s text:c="2"/>Constraint00.42</text:span></text:p>
            <text:p><text:span text:style-name="T15">-----------------------------------------------------------------</text:span></text:p>
            <text:p><text:span text:style-name="T15">Rot1 <text:s text:c="6"/>F <text:s text:c="5"/>00 <text:s text:c="2"/>00 <text:s text:c="8"/>01 <text:s text:c="6"/>01 <text:s text:c="10"/>--</text:span></text:p>
            <text:p><text:span text:style-name="T15">Rot2 <text:s text:c="6"/>F <text:s text:c="5"/>01 <text:s text:c="2"/>01 <text:s text:c="8"/>02 <text:s text:c="6"/>02 <text:s text:c="10"/>--</text:span></text:p>
            <text:p><text:span text:style-name="T15">Rot3 <text:s text:c="6"/>F <text:s text:c="5"/>02 <text:s text:c="2"/>02 <text:s text:c="8"/>03 <text:s text:c="6"/>03 <text:s text:c="10"/>--</text:span></text:p>
            <text:p><text:span text:style-name="T15">(Sph) <text:s text:c="5"/>- <text:s text:c="5"/>-- <text:s text:c="2"/>03 <text:s text:c="8"/>-- <text:s text:c="6"/>04 <text:s text:c="10"/>--</text:span></text:p>
            <text:p><text:span text:style-name="T15"/></text:p>
            <text:p><text:span text:style-name="T15">Trn1 <text:s text:c="6"/>F <text:s text:c="5"/>06 <text:s text:c="2"/>07 <text:s text:c="8"/>07 <text:s text:c="6"/>08 <text:s text:c="10"/>--</text:span></text:p>
            <text:p><text:span text:style-name="T15">Trn2 <text:s text:c="6"/>F <text:s text:c="5"/>07 <text:s text:c="2"/>08 <text:s text:c="8"/>08 <text:s text:c="6"/>09 <text:s text:c="10"/>--</text:span></text:p>
            <text:p><text:span text:style-name="T15">Trn3 <text:s text:c="6"/>F <text:s text:c="5"/>08 <text:s text:c="2"/>09 <text:s text:c="8"/>09 <text:s text:c="6"/>10 <text:s text:c="10"/>--</text:span></text:p>
            <text:p><text:span text:style-name="T1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houlder and Elbow are Constrained</text:p>
          </draw:text-box>
        </draw:frame>
        <draw:frame draw:style-name="gr5" draw:text-style-name="P14" draw:layer="layout" svg:width="25.271cm" svg:height="15.395cm" svg:x="1.332cm" svg:y="4.274cm">
          <draw:text-box>
            <text:p><text:span text:style-name="T16">*****************************************************************</text:span></text:p>
            <text:p><text:span text:style-name="T16">Joint 00: <text:s text:c="2"/>RotSeq = 213 <text:s text:c="2"/>TrnSeq = 123</text:span></text:p>
            <text:p><text:span text:style-name="T16"><text:s text:c="32"/></text:span><text:span text:style-name="T16">Col in <text:s text:c="2"/>Col in <text:s text:c="6"/>Col in</text:span></text:p>
            <text:p><text:span text:style-name="T16">Axis <text:s text:c="5"/>F/C <text:s text:c="3"/>u[] <text:s/>x[] <text:s text:c="6"/>u00.42 <text:s text:c="2"/>x00.42 <text:s text:c="2"/>Constraint00.42</text:span></text:p>
            <text:p><text:span text:style-name="T16">-----------------------------------------------------------------</text:span></text:p>
            <text:p><text:span text:style-name="T16">Rot1 <text:s text:c="6"/>C <text:s text:c="5"/>-- <text:s text:c="2"/>-- <text:s text:c="8"/>-- <text:s text:c="6"/>-- <text:s text:c="10"/>01</text:span></text:p>
            <text:p><text:span text:style-name="T16">Rot2 <text:s text:c="6"/>C <text:s text:c="5"/>-- <text:s text:c="2"/>-- <text:s text:c="8"/>-- <text:s text:c="6"/>-- <text:s text:c="10"/>02</text:span></text:p>
            <text:p><text:span text:style-name="T16">Rot3 <text:s text:c="6"/>C <text:s text:c="5"/>-- <text:s text:c="2"/>-- <text:s text:c="8"/>-- <text:s text:c="6"/>-- <text:s text:c="10"/>03</text:span></text:p>
            <text:p><text:span text:style-name="T16"/></text:p>
            <text:p><text:span text:style-name="T16">Trn1 <text:s text:c="6"/>C <text:s text:c="5"/>-- <text:s text:c="2"/>-- <text:s text:c="8"/>-- <text:s text:c="6"/>-- <text:s text:c="10"/>04</text:span></text:p>
            <text:p><text:span text:style-name="T16">Trn2 <text:s text:c="6"/>C <text:s text:c="5"/>-- <text:s text:c="2"/>-- <text:s text:c="8"/>-- <text:s text:c="6"/>-- <text:s text:c="10"/>05</text:span></text:p>
            <text:p><text:span text:style-name="T16">Trn3 <text:s text:c="6"/>C <text:s text:c="5"/>-- <text:s text:c="2"/>-- <text:s text:c="8"/>-- <text:s text:c="6"/>-- <text:s text:c="10"/>06</text:span></text:p>
            <text:p><text:span text:style-name="T16">*****************************************************************</text:span></text:p>
            <text:p><text:span text:style-name="T16">Joint 01: <text:s text:c="2"/>RotSeq = 213 <text:s text:c="2"/>TrnSeq = 123</text:span></text:p>
            <text:p><text:span text:style-name="T16"><text:s text:c="32"/></text:span><text:span text:style-name="T16">Col in <text:s text:c="2"/>Col in <text:s text:c="6"/>Col in</text:span></text:p>
            <text:p><text:span text:style-name="T16">Axis <text:s text:c="5"/>F/C <text:s text:c="3"/>u[] <text:s/>x[] <text:s text:c="6"/>u00.42 <text:s text:c="2"/>x00.42 <text:s text:c="2"/>Constraint00.42</text:span></text:p>
            <text:p><text:span text:style-name="T16">-----------------------------------------------------------------</text:span></text:p>
            <text:p><text:span text:style-name="T16">Rot1 <text:s text:c="6"/>C <text:s text:c="5"/>-- <text:s text:c="2"/>-- <text:s text:c="8"/>-- <text:s text:c="6"/>-- <text:s text:c="10"/>07</text:span></text:p>
            <text:p><text:span text:style-name="T16">Rot2 <text:s text:c="6"/>C <text:s text:c="5"/>-- <text:s text:c="2"/>-- <text:s text:c="8"/>-- <text:s text:c="6"/>-- <text:s text:c="10"/>08</text:span></text:p>
            <text:p><text:span text:style-name="T16">Rot3 <text:s text:c="6"/>C <text:s text:c="5"/>-- <text:s text:c="2"/>-- <text:s text:c="8"/>-- <text:s text:c="6"/>-- <text:s text:c="10"/>09</text:span></text:p>
            <text:p><text:span text:style-name="T16"/></text:p>
            <text:p><text:span text:style-name="T16">Trn1 <text:s text:c="6"/>C <text:s text:c="5"/>-- <text:s text:c="2"/>-- <text:s text:c="8"/>-- <text:s text:c="6"/>-- <text:s text:c="10"/>10</text:span></text:p>
            <text:p><text:span text:style-name="T16">Trn2 <text:s text:c="6"/>C <text:s text:c="5"/>-- <text:s text:c="2"/>-- <text:s text:c="8"/>-- <text:s text:c="6"/>-- <text:s text:c="10"/>11</text:span></text:p>
            <text:p><text:span text:style-name="T16">Trn3 <text:s text:c="6"/>C <text:s text:c="5"/>-- <text:s text:c="2"/>-- <text:s text:c="8"/>-- <text:s text:c="6"/>-- <text:s text:c="10"/>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ogo and Wrist Joints</text:p>
          </draw:text-box>
        </draw:frame>
        <draw:frame draw:style-name="gr6" draw:text-style-name="P14" draw:layer="layout" svg:width="25.271cm" svg:height="16.026cm" svg:x="1.378cm" svg:y="4.442cm">
          <draw:text-box>
            <text:p><text:span text:style-name="T16">*****************************************************************</text:span></text:p>
            <text:p><text:span text:style-name="T16">Joint 02: <text:s text:c="2"/>RotSeq = 213 <text:s text:c="2"/>TrnSeq = 312</text:span></text:p>
            <text:p><text:span text:style-name="T16"><text:s text:c="32"/></text:span><text:span text:style-name="T16">Col in <text:s text:c="2"/>Col in <text:s text:c="6"/>Col in</text:span></text:p>
            <text:p><text:span text:style-name="T16">Axis <text:s text:c="5"/>F/C <text:s text:c="3"/>u[] <text:s/>x[] <text:s text:c="6"/>u00.42 <text:s text:c="2"/>x00.42 <text:s text:c="2"/>Constraint00.42</text:span></text:p>
            <text:p><text:span text:style-name="T16">-----------------------------------------------------------------</text:span></text:p>
            <text:p><text:span text:style-name="T16">Rot1 <text:s text:c="6"/>C <text:s text:c="5"/>-- <text:s text:c="2"/>-- <text:s text:c="8"/>-- <text:s text:c="6"/>-- <text:s text:c="10"/>13</text:span></text:p>
            <text:p><text:span text:style-name="T16">Rot2 <text:s text:c="6"/>C <text:s text:c="5"/>-- <text:s text:c="2"/>-- <text:s text:c="8"/>-- <text:s text:c="6"/>-- <text:s text:c="10"/>14</text:span></text:p>
            <text:p><text:span text:style-name="T16">Rot3 <text:s text:c="6"/>C <text:s text:c="5"/>-- <text:s text:c="2"/>-- <text:s text:c="8"/>-- <text:s text:c="6"/>-- <text:s text:c="10"/>15</text:span></text:p>
            <text:p><text:span text:style-name="T16"/></text:p>
            <text:p><text:span text:style-name="T16">Trn1 <text:s text:c="6"/>F <text:s text:c="5"/>03 <text:s text:c="2"/>04 <text:s text:c="8"/>04 <text:s text:c="6"/>05 <text:s text:c="10"/>--</text:span></text:p>
            <text:p><text:span text:style-name="T16">Trn2 <text:s text:c="6"/>C <text:s text:c="5"/>-- <text:s text:c="2"/>-- <text:s text:c="8"/>-- <text:s text:c="6"/>-- <text:s text:c="10"/>16</text:span></text:p>
            <text:p><text:span text:style-name="T16">Trn3 <text:s text:c="6"/>C <text:s text:c="5"/>-- <text:s text:c="2"/>-- <text:s text:c="8"/>-- <text:s text:c="6"/>-- <text:s text:c="10"/>17</text:span></text:p>
            <text:p><text:span text:style-name="T16">*****************************************************************</text:span></text:p>
            <text:p><text:span text:style-name="T16">Joint 03: <text:s text:c="2"/>RotSeq = 213 <text:s text:c="2"/>TrnSeq = 123</text:span></text:p>
            <text:p><text:span text:style-name="T16"><text:s text:c="32"/></text:span><text:span text:style-name="T16">Col in <text:s text:c="2"/>Col in <text:s text:c="6"/>Col in</text:span></text:p>
            <text:p><text:span text:style-name="T16">Axis <text:s text:c="5"/>F/C <text:s text:c="3"/>u[] <text:s/>x[] <text:s text:c="6"/>u00.42 <text:s text:c="2"/>x00.42 <text:s text:c="2"/>Constraint00.42</text:span></text:p>
            <text:p><text:span text:style-name="T16">-----------------------------------------------------------------</text:span></text:p>
            <text:p><text:span text:style-name="T16">Rot1 <text:s text:c="6"/>F <text:s text:c="5"/>04 <text:s text:c="2"/>05 <text:s text:c="8"/>05 <text:s text:c="6"/>06 <text:s text:c="10"/>--</text:span></text:p>
            <text:p><text:span text:style-name="T16">Rot2 <text:s text:c="6"/>F <text:s text:c="5"/>05 <text:s text:c="2"/>06 <text:s text:c="8"/>06 <text:s text:c="6"/>07 <text:s text:c="10"/>--</text:span></text:p>
            <text:p><text:span text:style-name="T16">Rot3 <text:s text:c="6"/>C <text:s text:c="5"/>-- <text:s text:c="2"/>-- <text:s text:c="8"/>-- <text:s text:c="6"/>-- <text:s text:c="10"/>18</text:span></text:p>
            <text:p><text:span text:style-name="T16"/></text:p>
            <text:p><text:span text:style-name="T16">Trn1 <text:s text:c="6"/>C <text:s text:c="5"/>-- <text:s text:c="2"/>-- <text:s text:c="8"/>-- <text:s text:c="6"/>-- <text:s text:c="10"/>19</text:span></text:p>
            <text:p><text:span text:style-name="T16">Trn2 <text:s text:c="6"/>C <text:s text:c="5"/>-- <text:s text:c="2"/>-- <text:s text:c="8"/>-- <text:s text:c="6"/>-- <text:s text:c="10"/>20</text:span></text:p>
            <text:p><text:span text:style-name="T16">Trn3 <text:s text:c="6"/>C <text:s text:c="5"/>-- <text:s text:c="2"/>-- <text:s text:c="8"/>-- <text:s text:c="6"/>-- <text:s text:c="10"/>21</text:span></text:p>
            <text:p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modern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Marble" xlink:href="Pictures/100000000000005E0000005ED4BFF4E3.png" xlink:type="simple" xlink:show="embed" xlink:actuate="onLoad"/>
    <draw:fill-image draw:name="Sky" xlink:href="Pictures/100000000000005E0000005EADF6B35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Arial1" fo:font-family="Arial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Arial1" fo:font-family="Arial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Arial1" fo:font-family="Arial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6T11:44:25.492877000</meta:creation-date>
    <dc:date>2016-11-28T11:11:11.413756000</dc:date>
    <meta:editing-duration>PT7H48M24S</meta:editing-duration>
    <meta:editing-cycles>39</meta:editing-cycles>
    <meta:generator>LibreOffice/4.3.7.2$MacOSX_x86 LibreOffice_project/8a35821d8636a03b8bf4e15b48f59794652c68ba</meta:generator>
    <dc:creator>Eric Stoneking</dc:creator>
    <meta:document-statistic meta:object-count="88"/>
  </office:meta>
</office:document-meta>
</file>

<file path=Object 1/content.xml><?xml version="1.0" encoding="utf-8"?>
<math xmlns="http://www.w3.org/1998/Math/MathML" display="block">
  <semantics>
    <mtable>
      <mtr>
        <mtd>
          <mtext>Recall Kane's equation in matrix form:</mtext>
        </mtd>
      </mtr>
      <mtr>
        <mtd>
          <mrow/>
        </mtd>
      </mtr>
      <mtr>
        <mtd>
          <mrow>
            <msup>
              <mi mathvariant="normal">Ω</mi>
              <mi>T</mi>
            </msup>
            <mrow>
              <mrow>
                <mo fence="true" stretchy="false">(</mo>
                <mrow>
                  <mrow>
                    <mrow>
                      <mi>T</mi>
                      <mo stretchy="false">−</mo>
                      <mi>I</mi>
                    </mrow>
                    <mrow>
                      <mi mathvariant="normal">α</mi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)</mo>
              </mrow>
              <mo stretchy="false">+</mo>
              <msup>
                <mi>V</mi>
                <mi>T</mi>
              </msup>
            </mrow>
            <mrow>
              <mrow>
                <mo fence="true" stretchy="false">(</mo>
                <mrow>
                  <mrow>
                    <mi>F</mi>
                    <mo stretchy="false">−</mo>
                    <mi mathvariant="italic">ma</mi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text>We've said that the matrices </mtext>
            <mi mathvariant="normal">Ω</mi>
            <mtext> and </mtext>
            <mi>V</mi>
            <mtext> project</mtext>
          </mrow>
        </mtd>
      </mtr>
      <mtr>
        <mtd>
          <mtext>Euler's and Newton's equations into the state space </mtext>
        </mtd>
      </mtr>
      <mtr>
        <mtd>
          <mtext>spanned by the generalized speeds.</mtext>
        </mtd>
      </mtr>
      <mtr>
        <mtd>
          <mrow/>
        </mtd>
      </mtr>
      <mtr>
        <mtd>
          <mtext>Let's step back and look at the bigger picture.</mtext>
        </mtd>
      </mtr>
    </mtable>
    <annotation encoding="StarMath 5.0">"Recall Kane's equation in matrix form:" newline newline
%OMEGA^T( T-I%alpha-%omega times H ) + V^T( F-ma ) = 0 newline newline newline
"We've said that the matrices "%OMEGA " and "V" project" newline
"Euler's and Newton's equations into the state space " newline
"spanned by the generalized speeds." newline newline
"Let's step back and look at the bigger picture."
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table>
      <mtr>
        <mtd>
          <mtext>Imagine the dynamical system with all potential DOFs.</mtext>
        </mtd>
      </mtr>
      <mtr>
        <mtd>
          <mtext>We write Kane's equation:</mtext>
        </mtd>
      </mtr>
      <mtr>
        <mtd>
          <mrow>
            <msubsup>
              <mi mathvariant="normal">Ω</mi>
              <mi>P</mi>
              <mi>T</mi>
            </msubsup>
            <mrow>
              <mrow>
                <mo fence="true" stretchy="false">[</mo>
                <mrow>
                  <mrow>
                    <mrow>
                      <mi>T</mi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bsup>
                <mi>V</mi>
                <mi>P</mi>
                <mi>T</mi>
              </msubsup>
            </mrow>
            <mrow>
              <mrow>
                <mo fence="true" stretchy="false">[</mo>
                <mrow>
                  <mrow>
                    <mrow>
                      <mi>F</mi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>
            <mtext>where </mtext>
            <msub>
              <mi mathvariant="normal">Ω</mi>
              <mi>P</mi>
            </msub>
            <mi>,</mi>
            <mspace width="2em"/>
            <msub>
              <mi>V</mi>
              <mi>P</mi>
            </msub>
            <mtext> project into all </mtext>
            <mn>6</mn>
            <msub>
              <mi>N</mi>
              <mi>b</mi>
            </msub>
            <mtext> dimensions of the state space.</mtext>
          </mrow>
        </mtd>
      </mtr>
      <mtr>
        <mtd>
          <mrow/>
        </mtd>
      </mtr>
      <mtr>
        <mtd>
          <mrow>
            <mtext>Now partition </mtext>
            <msub>
              <mi mathvariant="normal">Ω</mi>
              <mi>P</mi>
            </msub>
            <mi>,</mi>
            <msub>
              <mi>V</mi>
              <mi>P</mi>
            </msub>
            <mi mathvariant="normal">:</mi>
          </mrow>
        </mtd>
      </mtr>
      <mtr>
        <mtd>
          <mrow>
            <mrow>
              <msub>
                <mi mathvariant="normal">Ω</mi>
                <mi>P</mi>
              </msub>
              <mo stretchy="false">=</mo>
              <mrow>
                <mo fence="true" stretchy="true">[</mo>
                <mrow>
                  <mrow>
                    <mi mathvariant="normal">Ω</mi>
                    <mspace width="2em"/>
                    <msub>
                      <mi mathvariant="normal">Ω</mi>
                      <mi>c</mi>
                    </msub>
                  </mrow>
                </mrow>
                <mo fence="true" stretchy="true">]</mo>
              </mrow>
            </mrow>
            <mi>,</mi>
            <mspace width="2em"/>
            <mrow>
              <msub>
                <mi>V</mi>
                <mi>P</mi>
              </msub>
              <mo stretchy="false">=</mo>
              <mrow>
                <mo fence="true" stretchy="true">[</mo>
                <mrow>
                  <mrow>
                    <mi>V</mi>
                    <mspace width="2em"/>
                    <msub>
                      <mi>V</mi>
                      <mi>c</mi>
                    </msub>
                  </mrow>
                </mrow>
                <mo fence="true" stretchy="true">]</mo>
              </mrow>
            </mrow>
          </mrow>
        </mtd>
      </mtr>
      <mtr>
        <mtd>
          <mrow>
            <mtext>where </mtext>
            <mi mathvariant="normal">Ω</mi>
            <mi>,</mi>
            <mi>V</mi>
            <mtext> project into the permissible motion subspace, and</mtext>
          </mrow>
        </mtd>
      </mtr>
      <mtr>
        <mtd columnalign="left">
          <mrow>
            <msub>
              <mi mathvariant="normal">Ω</mi>
              <mi>c</mi>
            </msub>
            <mi>,</mi>
            <msub>
              <mi>V</mi>
              <mi>c</mi>
            </msub>
            <mtext> project into the constrained subspace.</mtext>
          </mrow>
        </mtd>
      </mtr>
      <mtr>
        <mtd>
          <mrow/>
        </mtd>
      </mtr>
      <mtr>
        <mtd columnalign="left">
          <mtext>Also explicitly show the constraint forces and torques:</mtext>
        </mtd>
      </mtr>
      <mtr>
        <mtd>
          <mrow>
            <mrow>
              <mi>F</mi>
              <mo stretchy="false">=</mo>
              <mrow>
                <msub>
                  <mi>F</mi>
                  <mi>a</mi>
                </msub>
                <mo stretchy="false">+</mo>
                <msub>
                  <mi>F</mi>
                  <mi>c</mi>
                </msub>
              </mrow>
            </mrow>
            <mi>,</mi>
            <mspace width="2em"/>
            <mrow>
              <mi>T</mi>
              <mo stretchy="false">=</mo>
              <mrow>
                <msub>
                  <mi>T</mi>
                  <mi>a</mi>
                </msub>
                <mo stretchy="false">+</mo>
                <msub>
                  <mi>T</mi>
                  <mi>c</mi>
                </msub>
              </mrow>
            </mrow>
          </mrow>
        </mtd>
      </mtr>
    </mtable>
    <annotation encoding="StarMath 5.0">"Imagine the dynamical system with all potential DOFs." newline
"We write Kane's equation:" newline
%OMEGA_P^T[ T-I(%OMEGA dot{u} + %alpha_r)-%omega times H  ]+V_P^T[ F-m(V dot{u}+a_r) ]=0 newline
"where "%OMEGA_P,~V_P" project into all "6N_b" dimensions of the state space."
newline newline
"Now partition "%OMEGA_P, V_P: newline
%OMEGA_P = left [ %OMEGA~%OMEGA_c right ] ,~V_P = left [ V ~V_c right ] newline
"where "%OMEGA, V" project into the permissible motion subspace, and" newline
alignl %OMEGA_c, V_c" project into the constrained subspace." newline newline
alignl "Also explicitly show the constraint forces and torques:" newline
F = F_a + F_c, ~  T = T_a+T_c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table>
      <mtr>
        <mtd>
          <mrow>
            <msup>
              <mi mathvariant="normal">Ω</mi>
              <mi>T</mi>
            </msup>
            <mrow>
              <mrow>
                <mo fence="true" stretchy="false">[</mo>
                <mrow>
                  <mrow>
                    <mrow>
                      <msub>
                        <mi>T</mi>
                        <mi>a</mi>
                      </msub>
                      <mo stretchy="false">+</mo>
                      <msub>
                        <mi>T</mi>
                        <mi>c</mi>
                      </msub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p>
                <mi>V</mi>
                <mi>T</mi>
              </msup>
            </mrow>
            <mrow>
              <mrow>
                <mo fence="true" stretchy="false">[</mo>
                <mrow>
                  <mrow>
                    <mrow>
                      <msub>
                        <mi>F</mi>
                        <mi>a</mi>
                      </msub>
                      <mo stretchy="false">+</mo>
                      <msub>
                        <mi>F</mi>
                        <mi>c</mi>
                      </msub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/>
        </mtd>
      </mtr>
      <mtr>
        <mtd>
          <mrow>
            <mtext>Rearrange to solve for </mtext>
            <mover accent="true">
              <mi>u</mi>
              <mo stretchy="false">˙</mo>
            </mover>
            <mi mathvariant="normal">:</mi>
          </mrow>
        </mtd>
      </mtr>
      <mtr>
        <mtd>
          <mrow/>
        </mtd>
      </mtr>
      <mtr>
        <mtd>
          <mrow>
            <mrow>
              <mo fence="true" stretchy="false">(</mo>
              <mrow>
                <mrow>
                  <msup>
                    <mi mathvariant="normal">Ω</mi>
                    <mi>T</mi>
                  </msup>
                  <mi>I</mi>
                  <mrow>
                    <mi mathvariant="normal">Ω</mi>
                    <mo stretchy="false">+</mo>
                    <msup>
                      <mi>V</mi>
                      <mi>T</mi>
                    </msup>
                  </mrow>
                  <mi>m</mi>
                  <mi>V</mi>
                </mrow>
              </mrow>
              <mo fence="true" stretchy="false">)</mo>
            </mrow>
            <mrow>
              <mover accent="true">
                <mi>u</mi>
                <mo stretchy="false">˙</mo>
              </mover>
              <mo stretchy="false">=</mo>
              <msup>
                <mi mathvariant="normal">Ω</mi>
                <mi>T</mi>
              </msup>
            </mrow>
            <mrow>
              <mrow>
                <mo fence="true" stretchy="false">(</mo>
                <mrow>
                  <mrow>
                    <mrow>
                      <msub>
                        <mi>T</mi>
                        <mi>a</mi>
                      </msub>
                      <mo stretchy="false">−</mo>
                      <mi>I</mi>
                    </mrow>
                    <mrow>
                      <msub>
                        <mi mathvariant="normal">α</mi>
                        <mi>r</mi>
                      </msub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)</mo>
              </mrow>
              <mo stretchy="false">+</mo>
              <msup>
                <mi>V</mi>
                <mi>T</mi>
              </msup>
            </mrow>
            <mrow>
              <mo fence="true" stretchy="false">(</mo>
              <mrow>
                <mrow>
                  <msub>
                    <mi>F</mi>
                    <mi>a</mi>
                  </msub>
                  <mo stretchy="false">−</mo>
                  <msub>
                    <mi mathvariant="italic">ma</mi>
                    <mi>r</mi>
                  </msub>
                </mrow>
              </mrow>
              <mo fence="true" stretchy="false">)</mo>
            </mrow>
          </mrow>
        </mtd>
      </mtr>
      <mtr>
        <mtd>
          <mrow/>
        </mtd>
      </mtr>
      <mtr>
        <mtd columnalign="left">
          <mrow>
            <msup>
              <mi mathvariant="normal">Ω</mi>
              <mi>T</mi>
            </msup>
            <mrow>
              <msub>
                <mi>T</mi>
                <mi>c</mi>
              </msub>
              <mo stretchy="false">=</mo>
              <msup>
                <mi>V</mi>
                <mi>T</mi>
              </msup>
            </mrow>
            <mrow>
              <msub>
                <mi>F</mi>
                <mi>c</mi>
              </msub>
              <mo stretchy="false">=</mo>
              <mn>0</mn>
            </mrow>
            <mtext> by definition ( constraints do no work )</mtext>
          </mrow>
        </mtd>
      </mtr>
    </mtable>
    <annotation encoding="StarMath 5.0">%OMEGA^T [T_a+T_c-I(%OMEGA dot{u}+%alpha_r)-%omega times H]+V^T[ F_a+F_c-m(V dot{u}+a_r) ]= 0 newline newline
"Rearrange to solve for "dot{u}: newline newline
( %OMEGA^T I %OMEGA + V^T m V ) dot{ u }=%OMEGA^T( T_a-I%alpha_r-%omega times H )+V^T( F_a-ma_r ) newline newline
alignl %OMEGA^T T_c = V^T F_c = 0 " by definition ( constraints do no work )"
 </annotation>
  </semantics>
</math>
</file>

<file path=Object 6/content.xml><?xml version="1.0" encoding="utf-8"?>
<math xmlns="http://www.w3.org/1998/Math/MathML" display="block">
  <semantics>
    <mtable>
      <mtr>
        <mtd>
          <mrow>
            <msubsup>
              <mi mathvariant="normal">Ω</mi>
              <mi>c</mi>
              <mi>T</mi>
            </msubsup>
            <mrow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T</mi>
                              <mi>a</mi>
                            </msub>
                            <mo stretchy="false">+</mo>
                            <msub>
                              <mi>T</mi>
                              <mi>c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+</mo>
              <msubsup>
                <mi>V</mi>
                <mi>c</mi>
                <mi>T</mi>
              </msubsup>
            </mrow>
            <mrow>
              <mrow>
                <mo fence="true" stretchy="false">[</mo>
                <mrow>
                  <mrow>
                    <mrow>
                      <mrow>
                        <mo fence="true" stretchy="false">(</mo>
                        <mrow>
                          <mrow>
                            <msub>
                              <mi>F</mi>
                              <mi>a</mi>
                            </msub>
                            <mo stretchy="false">+</mo>
                            <msub>
                              <mi>F</mi>
                              <mi>c</mi>
                            </msub>
                          </mrow>
                        </mrow>
                        <mo fence="true" stretchy="false">)</mo>
                      </mrow>
                      <mo stretchy="false">−</mo>
                      <mi>m</mi>
                    </mrow>
                    <mrow>
                      <mo fence="true" stretchy="false">(</mo>
                      <mrow>
                        <mrow>
                          <mi>V</mi>
                          <mrow>
                            <mover accent="true">
                              <mi>u</mi>
                              <mo stretchy="false">˙</mo>
                            </mover>
                            <mo stretchy="false">+</mo>
                            <msub>
                              <mi>a</mi>
                              <mi>r</mi>
                            </msub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n>0</mn>
            </mrow>
          </mrow>
        </mtd>
      </mtr>
      <mtr>
        <mtd>
          <mrow/>
        </mtd>
      </mtr>
      <mtr>
        <mtd>
          <mtext>Rearrange to isolate generalized constraint forces:</mtext>
        </mtd>
      </mtr>
      <mtr>
        <mtd>
          <mrow/>
        </mtd>
      </mtr>
      <mtr>
        <mtd>
          <mrow>
            <mrow>
              <mi>c</mi>
              <mo stretchy="false">≡</mo>
              <msubsup>
                <mi mathvariant="normal">Ω</mi>
                <mi>c</mi>
                <mi>T</mi>
              </msubsup>
            </mrow>
            <mrow>
              <msub>
                <mi>T</mi>
                <mi>c</mi>
              </msub>
              <mo stretchy="false">+</mo>
              <msubsup>
                <mi>V</mi>
                <mi>c</mi>
                <mi>T</mi>
              </msubsup>
            </mrow>
            <mrow>
              <msub>
                <mi>F</mi>
                <mi>c</mi>
              </msub>
              <mo stretchy="false">=</mo>
              <mrow>
                <mo stretchy="false">−</mo>
                <msubsup>
                  <mi mathvariant="normal">Ω</mi>
                  <mi>c</mi>
                  <mi>T</mi>
                </msubsup>
              </mrow>
            </mrow>
            <mrow>
              <mrow>
                <mo fence="true" stretchy="false">[</mo>
                <mrow>
                  <mrow>
                    <mrow>
                      <msub>
                        <mi>T</mi>
                        <mi>a</mi>
                      </msub>
                      <mo stretchy="false">−</mo>
                      <mi>I</mi>
                    </mrow>
                    <mrow>
                      <mrow>
                        <mo fence="true" stretchy="false">(</mo>
                        <mrow>
                          <mrow>
                            <mi mathvariant="normal">Ω</mi>
                            <mrow>
                              <mover accent="true">
                                <mi>u</mi>
                                <mo stretchy="false">˙</mo>
                              </mover>
                              <mo stretchy="false">+</mo>
                              <msub>
                                <mi mathvariant="normal">α</mi>
                                <mi>r</mi>
                              </msub>
                            </mrow>
                          </mrow>
                        </mrow>
                        <mo fence="true" stretchy="false">)</mo>
                      </mrow>
                      <mo stretchy="false">−</mo>
                      <mrow>
                        <mi mathvariant="normal">ω</mi>
                        <mo stretchy="false">×</mo>
                        <mi>H</mi>
                      </mrow>
                    </mrow>
                  </mrow>
                </mrow>
                <mo fence="true" stretchy="false">]</mo>
              </mrow>
              <mo stretchy="false">−</mo>
              <msubsup>
                <mi>V</mi>
                <mi>c</mi>
                <mi>T</mi>
              </msubsup>
            </mrow>
            <mrow>
              <mo fence="true" stretchy="false">[</mo>
              <mrow>
                <mrow>
                  <mrow>
                    <msub>
                      <mi>F</mi>
                      <mi>a</mi>
                    </msub>
                    <mo stretchy="false">−</mo>
                    <mi>m</mi>
                  </mrow>
                  <mrow>
                    <mo fence="true" stretchy="false">(</mo>
                    <mrow>
                      <mrow>
                        <mi>V</mi>
                        <mrow>
                          <mover accent="true">
                            <mi>u</mi>
                            <mo stretchy="false">˙</mo>
                          </mover>
                          <mo stretchy="false">+</mo>
                          <msub>
                            <mi>a</mi>
                            <mi>r</mi>
                          </msub>
                        </mrow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%OMEGA_c^T [(T_a+T_c)-I(%OMEGA dot{u}+%alpha_r)-%omega times H]+V_c^T[(F_a+F_c)-m(V dot{u}+a_r) ]= 0 newline newline
"Rearrange to isolate generalized constraint forces:" newline newline
c equiv %OMEGA_c^T T_c + V_c^T F_c = -%OMEGA_c^T[T_a- I(%OMEGA dot{u}+%alpha_r)-%omega times H ]-V_c^T[ F_a - m(V dot{u} + a_r) ]</annotation>
  </semantics>
</math>
</file>